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701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2.487cm"/>
    </style:style>
    <style:style style:name="Tabla1.C" style:family="table-column">
      <style:table-column-properties style:column-width="6.006cm"/>
    </style:style>
    <style:style style:name="Tabla1.D" style:family="table-column">
      <style:table-column-properties style:column-width="6.40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701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6.403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b641" officeooo:paragraph-rsid="000ab641"/>
    </style:style>
    <style:style style:name="P2" style:family="paragraph" style:parent-style-name="Standard">
      <style:text-properties officeooo:rsid="000ab641" officeooo:paragraph-rsid="000e84bd"/>
    </style:style>
    <style:style style:name="P3" style:family="paragraph" style:parent-style-name="Standard">
      <style:text-properties fo:font-style="italic" officeooo:rsid="000ab641" officeooo:paragraph-rsid="000ab641" style:font-style-asian="italic" style:font-style-complex="italic"/>
    </style:style>
    <style:style style:name="P4" style:family="paragraph" style:parent-style-name="Standard">
      <style:text-properties fo:font-style="italic" officeooo:rsid="000ab641" officeooo:paragraph-rsid="000e84bd" style:font-style-asian="italic" style:font-style-complex="italic"/>
    </style:style>
    <style:style style:name="P5" style:family="paragraph" style:parent-style-name="Standard">
      <style:text-properties fo:font-size="20pt" fo:font-weight="bold" officeooo:rsid="000ab641" officeooo:paragraph-rsid="000ab641" style:font-size-asian="20pt" style:font-weight-asian="bold" style:font-size-complex="20pt" style:font-weight-complex="bold"/>
    </style:style>
    <style:style style:name="P6" style:family="paragraph" style:parent-style-name="Standard">
      <style:text-properties fo:font-weight="bold" officeooo:rsid="000ab641" officeooo:paragraph-rsid="000ab641" style:font-weight-asian="bold" style:font-weight-complex="bold"/>
    </style:style>
    <style:style style:name="P7" style:family="paragraph" style:parent-style-name="Standard">
      <style:text-properties fo:font-weight="bold" officeooo:rsid="000dc404" officeooo:paragraph-rsid="000dc404" style:font-weight-asian="bold" style:font-weight-complex="bold"/>
    </style:style>
    <style:style style:name="P8" style:family="paragraph" style:parent-style-name="Standard">
      <style:text-properties fo:font-weight="bold" officeooo:rsid="000e84bd" officeooo:paragraph-rsid="000e84bd" style:font-weight-asian="bold" style:font-weight-complex="bold"/>
    </style:style>
    <style:style style:name="P9" style:family="paragraph" style:parent-style-name="Standard">
      <style:text-properties officeooo:paragraph-rsid="000dc404"/>
    </style:style>
    <style:style style:name="P10" style:family="paragraph" style:parent-style-name="Table_20_Contents">
      <style:text-properties officeooo:rsid="000c9529" officeooo:paragraph-rsid="000c9529"/>
    </style:style>
    <style:style style:name="P11" style:family="paragraph" style:parent-style-name="Table_20_Contents">
      <style:text-properties officeooo:rsid="000c9529" officeooo:paragraph-rsid="000dc404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c9529" officeooo:paragraph-rsid="000c952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c9529" officeooo:paragraph-rsid="000dc4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e84bd" officeooo:paragraph-rsid="000e84bd" style:font-weight-asian="bold" style:font-weight-complex="bold"/>
    </style:style>
    <style:style style:name="P15" style:family="paragraph" style:parent-style-name="Table_20_Contents">
      <style:text-properties officeooo:paragraph-rsid="000dc404"/>
    </style:style>
    <style:style style:name="P16" style:family="paragraph" style:parent-style-name="Table_20_Contents">
      <style:text-properties officeooo:rsid="000e84bd" officeooo:paragraph-rsid="000e84bd"/>
    </style:style>
    <style:style style:name="P17" style:family="paragraph" style:parent-style-name="Table_20_Contents">
      <style:text-properties officeooo:paragraph-rsid="000f9707"/>
    </style:style>
    <style:style style:name="P18" style:family="paragraph" style:parent-style-name="Table_20_Contents">
      <style:text-properties officeooo:rsid="000f9707" officeooo:paragraph-rsid="000f970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c9529"/>
    </style:style>
    <style:style style:name="T4" style:family="text">
      <style:text-properties officeooo:rsid="000dc404"/>
    </style:style>
    <style:style style:name="T5" style:family="text">
      <style:text-properties officeooo:rsid="000e84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 1</text:p>
      <text:p text:style-name="P1"/>
      <text:p text:style-name="P1">Una aplicación incluye una funcionalidad que permite la entrada de datos de un empleado por pantalla gráfica. Se definen los siguientes 3 campos de entrada:</text:p>
      <text:p text:style-name="P1"><text:tab/></text:p>
      <text:p text:style-name="P1"><text:tab/></text:p>
      <text:p text:style-name="P1"><text:tab/></text:p>
      <text:p text:style-name="P1"><text:tab/>- <text:span text:style-name="T1">Empleado</text:span>: Número de tres dígitos que no empiece por 0.</text:p>
      <text:p text:style-name="P1"><text:tab/>- <text:span text:style-name="T1">Departamento</text:span>: en blanco o número de dos dígitos.</text:p>
      <text:p text:style-name="P1"><text:tab/>- <text:span text:style-name="T1">Oficio</text:span>: Analista, Diseñador, Programador o Elige oficio (se muestra en la pantalla como una lista desplegable en la que aparece seleccionada la opción Elige oficio y el usuario debe seleccionar uno de los otros 3).</text:p>
      <text:p text:style-name="P1"/>
      <text:p text:style-name="P1">Si la entrada es correcta el programa asigna un salario (que se muestra en pantalla) a cada empleado según el oficio seleccionado:</text:p>
      <text:p text:style-name="P1"/>
      <text:p text:style-name="P1"><text:tab/><text:span text:style-name="T2">- Analista: 2500€</text:span></text:p>
      <text:p text:style-name="P3"><text:tab/>- Diseñador: 1500€</text:p>
      <text:p text:style-name="P3"><text:tab/>- Programador: 2000€</text:p>
      <text:p text:style-name="P1"/>
      <text:p text:style-name="P1">Si la entrada no es correcta el programa muestra un mensaje de error indicándolo:</text:p>
      <text:p text:style-name="P1"/>
      <text:p text:style-name="P1"><text:tab/><text:span text:style-name="T2">- ER1 si el Empleado no es correcto.</text:span></text:p>
      <text:p text:style-name="P3"><text:tab/>- ER2 si el Departamento no es correcto.</text:p>
      <text:p text:style-name="P3"><text:tab/>- ER3 si no se ha elegido Oficio.</text:p>
      <text:p text:style-name="P3"/>
      <text:p text:style-name="P3"/>
      <text:p text:style-name="P6">CLASES DE EQUIVALENCIA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Condición de Entrada</text:p>
          </table:table-cell>
          <table:table-cell table:style-name="Tabla1.A1" office:value-type="string">
            <text:p text:style-name="P12">Tipo</text:p>
          </table:table-cell>
          <table:table-cell table:style-name="Tabla1.A1" office:value-type="string">
            <text:p text:style-name="P12">Clase Equivalencia Válida</text:p>
          </table:table-cell>
          <table:table-cell table:style-name="Tabla1.D1" office:value-type="string">
            <text:p text:style-name="P12">Clase Equivalencia No Válida</text:p>
          </table:table-cell>
        </table:table-row>
        <table:table-row>
          <table:table-cell table:style-name="Tabla1.A4" office:value-type="string">
            <text:p text:style-name="P10">Empleado</text:p>
          </table:table-cell>
          <table:table-cell table:style-name="Tabla1.B2" office:value-type="string">
            <text:p text:style-name="P10"><text:s/>Rango</text:p>
          </table:table-cell>
          <table:table-cell table:style-name="Tabla1.C4" office:value-type="string">
            <text:p text:style-name="P10"><text:s/>1: 100 &lt;= Empleado &lt;= 999</text:p>
          </table:table-cell>
          <table:table-cell table:style-name="Tabla1.D2" office:value-type="string">
            <text:p text:style-name="Table_20_Contents"><text:s/><text:span text:style-name="T3">2: Empleado &lt; 100</text:span></text:p>
            <text:p text:style-name="Table_20_Contents"><text:s/><text:span text:style-name="T3">3: Empleado &gt; 999</text:span></text:p>
            <text:p text:style-name="Table_20_Contents"><text:s/><text:span text:style-name="T3">4: Un valor no numérico</text:span></text:p>
          </table:table-cell>
        </table:table-row>
        <table:table-row>
          <table:table-cell table:style-name="Tabla1.A4" office:value-type="string">
            <text:p text:style-name="P10"><text:s/>Departamento</text:p>
          </table:table-cell>
          <table:table-cell table:style-name="Tabla1.B3" office:value-type="string">
            <text:p text:style-name="Table_20_Contents"><text:s/><text:span text:style-name="T3">Rango</text:span></text:p>
          </table:table-cell>
          <table:table-cell table:style-name="Tabla1.C4" office:value-type="string">
            <text:p text:style-name="Table_20_Contents"><text:s/><text:span text:style-name="T3">6: En blanco</text:span></text:p>
            <text:p text:style-name="Table_20_Contents"><text:s/><text:span text:style-name="T3">7: Cualquier número de 2 dígitos</text:span></text:p>
          </table:table-cell>
          <table:table-cell table:style-name="Tabla1.D3" office:value-type="string">
            <text:p text:style-name="Table_20_Contents"><text:s/><text:span text:style-name="T3">8: Un valor no numérico</text:span></text:p>
            <text:p text:style-name="Table_20_Contents"><text:span text:style-name="T3"><text:s/>9: Número de menos de 2 dígitos</text:span></text:p>
            <text:p text:style-name="Table_20_Contents"><text:s/><text:span text:style-name="T3">10: Numero de más de 2 dígitos</text:span></text:p>
          </table:table-cell>
        </table:table-row>
        <table:table-row>
          <table:table-cell table:style-name="Tabla1.A4" office:value-type="string">
            <text:p text:style-name="Table_20_Contents"><text:s/><text:span text:style-name="T3">Oficio</text:span></text:p>
          </table:table-cell>
          <table:table-cell table:style-name="Tabla1.B4" office:value-type="string">
            <text:p text:style-name="Table_20_Contents"><text:s/><text:span text:style-name="T3">Conjunto</text:span></text:p>
          </table:table-cell>
          <table:table-cell table:style-name="Tabla1.C4" office:value-type="string">
            <text:p text:style-name="Table_20_Contents"><text:s/><text:span text:style-name="T3">11: “Analista”</text:span></text:p>
            <text:p text:style-name="Table_20_Contents"><text:s/><text:span text:style-name="T3">12: “Diseñador”</text:span></text:p>
            <text:p text:style-name="Table_20_Contents"><text:s/><text:span text:style-name="T3">13: “Programador”</text:span></text:p>
            <text:p text:style-name="Table_20_Contents"><text:s/></text:p>
          </table:table-cell>
          <table:table-cell table:style-name="Tabla1.D4" office:value-type="string">
            <text:p text:style-name="P17"><text:span text:style-name="T3"><text:s/>14: “Elige Oficio”</text:span></text:p>
            <text:p text:style-name="P17"><text:span text:style-name="T4"><text:s/>15: No se elige ninguna opción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VALORES LÍMITE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3">Condición de Entrada</text:p>
          </table:table-cell>
          <table:table-cell table:style-name="Tabla2.A1" office:value-type="string">
            <text:p text:style-name="P13">Clase Equivalencia Válida</text:p>
          </table:table-cell>
          <table:table-cell table:style-name="Tabla2.C1" office:value-type="string">
            <text:p text:style-name="P13">Clase Equivalencia No Válida</text:p>
          </table:table-cell>
        </table:table-row>
        <table:table-row>
          <table:table-cell table:style-name="Tabla2.A2" office:value-type="string">
            <text:p text:style-name="P11">Empleado</text:p>
          </table:table-cell>
          <table:table-cell table:style-name="Tabla2.B2" office:value-type="string">
            <text:p text:style-name="P11"><text:s/><text:span text:style-name="T4">16: Número 100</text:span></text:p>
            <text:p text:style-name="P11"><text:s/><text:span text:style-name="T4">17: Número 101</text:span></text:p>
            <text:p text:style-name="P11"><text:s/><text:span text:style-name="T4">18: Número 998</text:span></text:p>
            <text:p text:style-name="P11"><text:s/><text:span text:style-name="T4">19: Número 999</text:span></text:p>
          </table:table-cell>
          <table:table-cell table:style-name="Tabla2.C2" office:value-type="string">
            <text:p text:style-name="P15"><text:s/><text:span text:style-name="T4">20: (1)</text:span></text:p>
            <text:p text:style-name="P15"><text:s/><text:span text:style-name="T4">21: Numero 1000</text:span></text:p>
            <text:p text:style-name="P15"><text:s/><text:span text:style-name="T4">22: Número de 2 dígitos o menos</text:span></text:p>
            <text:p text:style-name="P15"><text:s/><text:span text:style-name="T4">23: Número de 4 dígitos o más</text:span></text:p>
          </table:table-cell>
        </table:table-row>
        <table:table-row>
          <table:table-cell table:style-name="Tabla2.A3" office:value-type="string">
            <text:p text:style-name="P11"><text:s/>Departamento</text:p>
          </table:table-cell>
          <table:table-cell table:style-name="Tabla2.B3" office:value-type="string">
            <text:p text:style-name="P15"><text:s/><text:span text:style-name="T4">24: (-)</text:span></text:p>
            <text:p text:style-name="P15"><text:s/><text:span text:style-name="T4">25: 00</text:span></text:p>
            <text:p text:style-name="P15"><text:s/><text:span text:style-name="T4">26: 01</text:span></text:p>
            <text:p text:style-name="P15"><text:s/><text:span text:style-name="T4">27: 98</text:span></text:p>
            <text:p text:style-name="P15"><text:s/><text:span text:style-name="T4">28: 99</text:span></text:p>
          </table:table-cell>
          <table:table-cell table:style-name="Tabla2.C3" office:value-type="string">
            <text:p text:style-name="P15"><text:s/><text:span text:style-name="T5">29: (0)</text:span></text:p>
            <text:p text:style-name="P15"><text:s/><text:span text:style-name="T5">30: (100)</text:span></text:p>
            <text:p text:style-name="P15"><text:s/><text:span text:style-name="T5">31: Número de 1 dígito</text:span></text:p>
            <text:p text:style-name="P15"><text:s/><text:span text:style-name="T5">32: Número de 3 dígitos o más.</text:span></text:p>
            <text:p text:style-name="P15"><text:s/><text:span text:style-name="T5">33: Cadena de mas de 1 carácter.</text:span></text:p>
          </table:table-cell>
        </table:table-row>
        <table:table-row>
          <table:table-cell table:style-name="Tabla2.A4" office:value-type="string">
            <text:p text:style-name="P15"><text:s/><text:span text:style-name="T3">Oficio</text:span></text:p>
          </table:table-cell>
          <table:table-cell table:style-name="Tabla2.B4" office:value-type="string">
            <text:p text:style-name="P15"><text:s/><text:span text:style-name="T5">34: “Analista”</text:span></text:p>
            <text:p text:style-name="P15"><text:s/><text:span text:style-name="T5">35: “Diseñador”</text:span></text:p>
            <text:p text:style-name="P15"><text:s/><text:span text:style-name="T5">36: “Programador”</text:span></text:p>
            <text:p text:style-name="P15"><text:s/></text:p>
          </table:table-cell>
          <table:table-cell table:style-name="Tabla2.C4" office:value-type="string">
            <text:p text:style-name="P17"><text:s/><text:span text:style-name="T5">37: “Elige Oficio”</text:span></text:p>
            <text:p text:style-name="P17"><text:span text:style-name="T5"><text:s/>38: No elegir opción.</text:span></text:p>
          </table:table-cell>
        </table:table-row>
      </table:table>
      <text:p text:style-name="P9"/>
      <text:p text:style-name="P9"/>
      <text:p text:style-name="P8">CASOS DE PRUEBA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B"/>
        <table:table-row>
          <table:table-cell table:style-name="Tabla3.A1" office:value-type="string">
            <text:p text:style-name="P14">Caso de Prueba</text:p>
          </table:table-cell>
          <table:table-cell table:style-name="Tabla3.A1" office:value-type="string">
            <text:p text:style-name="P14">Clases Válidas</text:p>
          </table:table-cell>
          <table:table-cell table:style-name="Tabla3.A1" office:value-type="string">
            <text:p text:style-name="P14">Clases Inválidas</text:p>
          </table:table-cell>
          <table:table-cell table:style-name="Tabla3.D1" office:value-type="string">
            <text:p text:style-name="P14">Salida</text:p>
          </table:table-cell>
        </table:table-row>
        <table:table-row>
          <table:table-cell table:style-name="Tabla3.A6" office:value-type="string">
            <text:p text:style-name="P16">(100, , Analista)</text:p>
          </table:table-cell>
          <table:table-cell table:style-name="Tabla3.B2" office:value-type="string">
            <text:p text:style-name="P16">16,24,34</text:p>
          </table:table-cell>
          <table:table-cell table:style-name="Tabla3.C6" office:value-type="string">
            <text:p text:style-name="Table_20_Contents">—</text:p>
          </table:table-cell>
          <table:table-cell table:style-name="Tabla3.D2" office:value-type="string">
            <text:p text:style-name="P2"><text:span text:style-name="T2">Analista: 2500€</text:span></text:p>
          </table:table-cell>
        </table:table-row>
        <table:table-row>
          <table:table-cell table:style-name="Tabla3.A6" office:value-type="string">
            <text:p text:style-name="P16">(999, 00, Diseñador)</text:p>
          </table:table-cell>
          <table:table-cell table:style-name="Tabla3.B3" office:value-type="string">
            <text:p text:style-name="P16">19,25,35</text:p>
          </table:table-cell>
          <table:table-cell table:style-name="Tabla3.C6" office:value-type="string">
            <text:p text:style-name="Table_20_Contents">— </text:p>
          </table:table-cell>
          <table:table-cell table:style-name="Tabla3.D3" office:value-type="string">
            <text:p text:style-name="P4">Diseñador: 1500€</text:p>
          </table:table-cell>
        </table:table-row>
        <table:table-row>
          <table:table-cell table:style-name="Tabla3.A6" office:value-type="string">
            <text:p text:style-name="P18">(101,99,Programador)</text:p>
          </table:table-cell>
          <table:table-cell table:style-name="Tabla3.B4" office:value-type="string">
            <text:p text:style-name="P18">17,28,36</text:p>
          </table:table-cell>
          <table:table-cell table:style-name="Tabla3.C6" office:value-type="string">
            <text:p text:style-name="Table_20_Contents">— </text:p>
          </table:table-cell>
          <table:table-cell table:style-name="Tabla3.D4" office:value-type="string">
            <text:p text:style-name="P4">Programador: 2000€</text:p>
          </table:table-cell>
        </table:table-row>
        <table:table-row>
          <table:table-cell table:style-name="Tabla3.A6" office:value-type="string">
            <text:p text:style-name="P18">(1,00,Analista)</text:p>
          </table:table-cell>
          <table:table-cell table:style-name="Tabla3.B5" office:value-type="string">
            <text:p text:style-name="P18">25,34</text:p>
          </table:table-cell>
          <table:table-cell table:style-name="Tabla3.C6" office:value-type="string">
            <text:p text:style-name="P18">20</text:p>
          </table:table-cell>
          <table:table-cell table:style-name="Tabla3.D5" office:value-type="string">
            <text:p text:style-name="P18">ER1</text:p>
          </table:table-cell>
        </table:table-row>
        <table:table-row>
          <table:table-cell table:style-name="Tabla3.A6" office:value-type="string">
            <text:p text:style-name="P18">(998,100,Diseñador)</text:p>
          </table:table-cell>
          <table:table-cell table:style-name="Tabla3.B6" office:value-type="string">
            <text:p text:style-name="P18">18,35</text:p>
          </table:table-cell>
          <table:table-cell table:style-name="Tabla3.C6" office:value-type="string">
            <text:p text:style-name="P18">30,32</text:p>
          </table:table-cell>
          <table:table-cell table:style-name="Tabla3.D6" office:value-type="string">
            <text:p text:style-name="P18">ER2</text:p>
          </table:table-cell>
        </table:table-row>
        <table:table-row>
          <table:table-cell table:style-name="Tabla3.A7" office:value-type="string">
            <text:p text:style-name="P18">(100,01,Elige Oficio)</text:p>
          </table:table-cell>
          <table:table-cell table:style-name="Tabla3.B7" office:value-type="string">
            <text:p text:style-name="P18">16,26</text:p>
          </table:table-cell>
          <table:table-cell table:style-name="Tabla3.C7" office:value-type="string">
            <text:p text:style-name="P18">37</text:p>
          </table:table-cell>
          <table:table-cell table:style-name="Tabla3.D7" office:value-type="string">
            <text:p text:style-name="P18">ER3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1:44:55.794586103</meta:creation-date>
    <dc:date>2021-01-30T12:33:00.730770515</dc:date>
    <meta:editing-duration>PT5M13S</meta:editing-duration>
    <meta:editing-cycles>1</meta:editing-cycles>
    <meta:document-statistic meta:table-count="3" meta:image-count="0" meta:object-count="0" meta:page-count="2" meta:paragraph-count="102" meta:word-count="366" meta:character-count="2124" meta:non-whitespace-character-count="1792"/>
    <meta:generator>LibreOffice/6.4.6.2$Linux_X86_64 LibreOffice_project/40$Build-2</meta:generator>
  </office:meta>
</office:document-meta>
</file>